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 conttinuacion los comandos del proyecto</text:p>
      <text:p text:style-name="Standard"/>
      <text:p text:style-name="Standard">Para abrir el pox</text:p>
      <text:p text:style-name="Standard">se copia el balanceador de carga en la carpeta pox</text:p>
      <text:p text:style-name="Standard">se ejecuta el siguiente comando:</text:p>
      <text:p text:style-name="Standard"/>
      <text:p text:style-name="Standard">cd /home/andres/pox</text:p>
      <text:p text:style-name="Standard">y copiar el comando</text:p>
      <text:p text:style-name="Standard">sudo ./pox.py loadbalancer --ip=10.1.2.3 --servers=10.0.0.5,10.0.0.6,10.0.0.7,10.0.0.8 --weights=2,2,3,4 --mode=rr</text:p>
      <text:p text:style-name="Standard">y en otra consola </text:p>
      <text:p text:style-name="Standard">sudo mn --topo single,8 --controller remote --mac --switch ovsk</text:p>
      <text:p text:style-name="Standard"/>
      <text:p text:style-name="Standard">Para abrir el firewall</text:p>
      <text:p text:style-name="Standard">se posiciona en la ubicacion del archivo start_firewall con la ubicacion de su directorio pox</text:p>
      <text:p text:style-name="Standard">./start_firewall.sh &lt;ubicacion directorio pox&gt;</text:p>
      <text:p text:style-name="Standard">despues se inicia mininet en otra terminal con</text:p>
      <text:p text:style-name="Standard">sudo python2 mininet-topology.py</text:p>
      <text:p text:style-name="Standard">ya en la interfaz del mininet</text:p>
      <text:p text:style-name="Standard">se prueba la conexion</text:p>
      <text:p text:style-name="Standard">con pingall</text:p>
      <text:p text:style-name="Standard"/>
      <text:p text:style-name="Standard">Para probar la red tolerante a fallos </text:p>
      <text:p text:style-name="Standard">python3 /home/andres/pox/pox.py log.level --DEBUG samples.pretty_log forwarding.l2_pairs</text:p>
      <text:p text:style-name="Standard">cd (ubicacion del router con la topologia)</text:p>
      <text:p text:style-name="Standard">sudo python2 router_topo.py</text:p>
      <text:p text:style-name="Standard">probar la conexion de los nodos en mininet con</text:p>
      <text:p text:style-name="Standard">pingall</text:p>
      <text:p text:style-name="Standard">trazar ruta de h1 a h2</text:p>
      <text:p text:style-name="Standard">h1 traceroute h2 </text:p>
      <text:p text:style-name="Standard">romper el enlace de los router</text:p>
      <text:p text:style-name="Standard">link r1 r2 down</text:p>
      <text:p text:style-name="Standard">comprobar el estado de la red</text:p>
      <text:p text:style-name="Standard">pingall</text:p>
      <text:p text:style-name="Standard">observar la nueva ruta</text:p>
      <text:p text:style-name="Standard">h1 traceroute h2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8:58:45.438303214</meta:creation-date>
    <dc:date>2022-11-07T18:59:14.166131576</dc:date>
    <meta:editing-duration>PT29S</meta:editing-duration>
    <meta:editing-cycles>1</meta:editing-cycles>
    <meta:document-statistic meta:table-count="0" meta:image-count="0" meta:object-count="0" meta:page-count="1" meta:paragraph-count="31" meta:word-count="172" meta:character-count="1080" meta:non-whitespace-character-count="944"/>
    <meta:generator>LibreOffice/6.4.7.2$Linux_X86_64 LibreOffice_project/40$Build-2</meta:generator>
  </office:meta>
</office:document-meta>
</file>